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1e2" officeooo:paragraph-rsid="000cc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ch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kanth </meta:initial-creator>
    <meta:creation-date>2015-02-18T12:03:20.419688209</meta:creation-date>
    <dc:date>2015-02-18T12:03:47.046797644</dc:date>
    <dc:creator>srikanth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2.7.2$Linux_X86_64 LibreOffice_project/420m0$Build-2</meta:generator>
  </office:meta>
</office:document-meta>
</file>